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Use-Case" style:family="table">
      <style:table-properties style:width="17cm" table:align="margins" style:shadow="none" style:may-break-between-rows="true" table:border-model="collapsing"/>
    </style:style>
    <style:style style:name="Use-Case.A" style:family="table-column">
      <style:table-column-properties style:column-width="8.5cm" style:rel-column-width="32767*"/>
    </style:style>
    <style:style style:name="Use-Case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Use-Case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Use-Case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Use-Case.8" style:family="table-row">
      <style:table-row-properties fo:keep-together="auto"/>
    </style:style>
    <style:style style:name="Use-Case.9" style:family="table-row">
      <style:table-row-properties style:min-row-height="0.55cm"/>
    </style:style>
    <style:style style:name="Use-Case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Use-Case.B9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29707"/>
    </style:style>
    <style:style style:name="P2" style:family="paragraph" style:parent-style-name="Standard">
      <style:text-properties fo:font-size="14pt" fo:font-weight="bold" officeooo:rsid="00129707" officeooo:paragraph-rsid="00129707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bb605"/>
    </style:style>
    <style:style style:name="T2" style:family="text">
      <style:text-properties officeooo:rsid="002bd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 Case Template</text:p>
      <text:p text:style-name="P1"/>
      <text:p text:style-name="P1"/>
      <table:table table:name="Use-Case" table:style-name="Use-Case" table:template-name="Academic">
        <table:table-column table:style-name="Use-Case.A" table:number-columns-repeated="2"/>
        <table:table-row>
          <table:table-cell table:style-name="Use-Case.A1" office:value-type="string">
            <text:p text:style-name="P10">Use Case 100</text:p>
          </table:table-cell>
          <table:table-cell table:style-name="Use-Case.A1" office:value-type="string">
            <text:p text:style-name="P11"/>
          </table:table-cell>
        </table:table-row>
        <table:table-row>
          <table:table-cell table:style-name="Use-Case.A2" office:value-type="string">
            <text:p text:style-name="P3">Name:</text:p>
          </table:table-cell>
          <table:table-cell table:style-name="Use-Case.B2">
            <text:p text:style-name="P4"/>
          </table:table-cell>
        </table:table-row>
        <table:table-row>
          <table:table-cell table:style-name="Use-Case.A2" office:value-type="string">
            <text:p text:style-name="P3">Kurzbeschreibung:</text:p>
          </table:table-cell>
          <table:table-cell table:style-name="Use-Case.B2">
            <text:p text:style-name="P4"/>
          </table:table-cell>
        </table:table-row>
        <table:table-row>
          <table:table-cell table:style-name="Use-Case.A2" office:value-type="string">
            <text:p text:style-name="P5">Akteure:</text:p>
          </table:table-cell>
          <table:table-cell table:style-name="Use-Case.B2">
            <text:p text:style-name="P4"/>
          </table:table-cell>
        </table:table-row>
        <table:table-row>
          <table:table-cell table:style-name="Use-Case.A2" office:value-type="string">
            <text:p text:style-name="P6"><text:span text:style-name="T1">f</text:span>achliche Auslöser:</text:p>
          </table:table-cell>
          <table:table-cell table:style-name="Use-Case.B2">
            <text:p text:style-name="P4"/>
          </table:table-cell>
        </table:table-row>
        <table:table-row>
          <table:table-cell table:style-name="Use-Case.A2" office:value-type="string">
            <text:p text:style-name="P7">normaler Ablauf:</text:p>
          </table:table-cell>
          <table:table-cell table:style-name="Use-Case.B2">
            <text:p text:style-name="P4"/>
          </table:table-cell>
        </table:table-row>
        <table:table-row>
          <table:table-cell table:style-name="Use-Case.A2" office:value-type="string">
            <text:p text:style-name="P7"><text:span text:style-name="T2">a</text:span>lternativer Ablauf:</text:p>
          </table:table-cell>
          <table:table-cell table:style-name="Use-Case.B2">
            <text:p text:style-name="P4"/>
          </table:table-cell>
        </table:table-row>
        <table:table-row table:style-name="Use-Case.8">
          <table:table-cell table:style-name="Use-Case.A2" office:value-type="string">
            <text:p text:style-name="P8">Vorbedingung:</text:p>
          </table:table-cell>
          <table:table-cell table:style-name="Use-Case.B2">
            <text:p text:style-name="P4"/>
          </table:table-cell>
        </table:table-row>
        <table:table-row table:style-name="Use-Case.9">
          <table:table-cell table:style-name="Use-Case.A9" office:value-type="string">
            <text:p text:style-name="P9">Nachbedingungen:</text:p>
          </table:table-cell>
          <table:table-cell table:style-name="Use-Case.B9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7:10:41.640609553</meta:creation-date>
    <dc:date>2023-10-20T17:11:21.725123487</dc:date>
    <meta:editing-duration>PT40S</meta:editing-duration>
    <meta:editing-cycles>1</meta:editing-cycles>
    <meta:document-statistic meta:table-count="1" meta:image-count="0" meta:object-count="0" meta:page-count="1" meta:paragraph-count="10" meta:word-count="17" meta:character-count="143" meta:non-whitespace-character-count="136"/>
    <meta:generator>LibreOffice/7.5.6.2$Linux_X86_64 LibreOffice_project/50$Build-2</meta:generator>
  </office:meta>
</office:document-meta>
</file>